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family-generic="swis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solid" draw:fill-color="#99ff66" draw:textarea-vertical-align="middle"/>
    </style:style>
    <style:style style:name="gr2" style:family="graphic" style:parent-style-name="standard">
      <style:graphic-properties draw:fill="solid" draw:fill-color="#660066" draw:textarea-horizontal-align="justify" draw:textarea-vertical-align="middle" draw:auto-grow-height="false" fo:min-height="1.024cm" fo:min-width="0.774cm"/>
    </style:style>
    <style:style style:name="gr3" style:family="graphic" style:parent-style-name="standard">
      <style:graphic-properties draw:fill="solid" draw:fill-color="#ff8080" draw:textarea-horizontal-align="justify" draw:textarea-vertical-align="middle" draw:auto-grow-height="false" fo:min-height="1.024cm" fo:min-width="0.774cm"/>
    </style:style>
    <style:style style:name="gr4" style:family="graphic" style:parent-style-name="standard">
      <style:graphic-properties draw:stroke="solid" draw:fill="solid" draw:fill-color="#0000ff" draw:textarea-horizontal-align="center" draw:textarea-vertical-align="middle"/>
    </style:style>
    <style:style style:name="gr5" style:family="graphic" style:parent-style-name="standard">
      <style:graphic-properties draw:fill="solid" draw:fill-color="#ccffcc" draw:textarea-horizontal-align="justify" draw:textarea-vertical-align="middle" draw:auto-grow-height="false" fo:min-height="2.58cm" fo:min-width="2.3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standard">
      <style:graphic-properties draw:stroke="none" svg:stroke-color="#000000" draw:fill="none" draw:fill-color="#ffffff" fo:min-height="0.45cm"/>
    </style:style>
    <style:style style:name="gr9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0" style:family="graphic" style:parent-style-name="objectwithoutfill">
      <style:graphic-properties svg:stroke-width="0.2cm" svg:stroke-color="#3333ff" draw:marker-start-width="0.8cm" draw:marker-end-width="0.8cm" draw:fill="none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svg:stroke-width="0.2cm" svg:stroke-color="#ff6666" draw:marker-start-width="0.8cm" draw:marker-end-width="0.8cm" draw:fill="none" draw:textarea-vertical-align="middle" fo:padding-top="0.225cm" fo:padding-bottom="0.225cm" fo:padding-left="0.35cm" fo:padding-right="0.3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_20_with_20_no_20_fill_20_and_20_no_20_line">
      <style:graphic-properties draw:textarea-vertical-align="middle" draw:ole-draw-aspect="1"/>
    </style:style>
    <style:style style:name="gr14" style:family="graphic" style:parent-style-name="standard">
      <style:graphic-properties draw:stroke="none" svg:stroke-color="#000000" draw:fill="none" draw:fill-color="#ffffff" fo:min-height="1.05cm"/>
    </style:style>
    <style:style style:name="gr15" style:family="graphic" style:parent-style-name="standard">
      <style:graphic-properties draw:stroke="none" svg:stroke-color="#000000" draw:fill="none" draw:fill-color="#ffffff" fo:min-height="4.0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justify"/>
      <style:text-properties fo:font-size="12pt" style:font-size-asian="12pt" style:font-size-complex="12pt"/>
    </style:style>
    <style:style style:name="T1" style:family="text">
      <style:text-properties style:font-name="DejaVu Sans1" fo:font-size="12pt" style:font-name-asian="DejaVu Sans1" style:font-size-asian="12pt" style:font-name-complex="DejaVu Sans1" style:font-size-complex="12pt"/>
    </style:style>
    <style:style style:name="T2" style:family="text">
      <style:text-properties style:font-name="DejaVu Sans" fo:font-size="12pt" style:font-name-asian="DejaVu Sans1" style:font-size-asian="12pt" style:font-name-complex="DejaVu Sans1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5.93cm" svg:height="4.173cm" svg:x="2cm" svg:y="2.726cm" svg:viewBox="0 0 5931 4174" svg:d="M3855 623c1500-200 2500 400 1900 1300s-900 2800-2200 2100-2800-100-3200-600-500-1300-100-1700 500-1500 1300-1700-100 1000 900 800 1300-200 1300-200z">
            <text:p/>
          </draw:path>
          <draw:custom-shape draw:style-name="gr2" draw:text-style-name="P1" draw:layer="layout" svg:width="1.8cm" svg:height="1.8cm" svg:x="5.9cm" svg:y="3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" draw:text-style-name="P1" draw:layer="layout" svg:width="5.93cm" svg:height="4.173cm" svg:x="11cm" svg:y="2.726cm" svg:viewBox="0 0 5931 4174" svg:d="M3855 623c1500-200 2500 400 1900 1300s-900 2800-2200 2100-2800-100-3200-600-500-1300-100-1700 500-1500 1300-1700-100 1000 900 800 1300-200 1300-200z">
            <text:p/>
          </draw:path>
          <draw:custom-shape draw:style-name="gr3" draw:text-style-name="P1" draw:layer="layout" svg:width="1.8cm" svg:height="1.8cm" svg:x="15.5cm" svg:y="3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" draw:text-style-name="P1" draw:layer="layout" svg:width="1.399cm" svg:height="1.565cm" svg:x="15.5cm" svg:y="3.334cm" svg:viewBox="0 0 1400 1566" svg:d="M1223 1315c-48 72-94 150-139 233-59 12-121 18-185 18-510 0-899-390-899-900 0-269 108-504 284-666 921 114 1398 627 939 1315z">
            <text:p/>
          </draw:path>
        </draw:g>
        <draw:g>
          <draw:custom-shape draw:style-name="gr5" draw:text-style-name="P1" draw:layer="layout" svg:width="4cm" svg:height="4cm" svg:x="1.9cm" svg:y="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3.9cm" svg:y1="9.2cm" svg:x2="3.9cm" svg:y2="13.2cm">
            <text:p/>
          </draw:line>
          <draw:line draw:style-name="gr6" draw:text-style-name="P1" draw:layer="layout" svg:x1="1.9cm" svg:y1="11.3cm" svg:x2="5.9cm" svg:y2="11.3cm">
            <text:p/>
          </draw:line>
          <draw:line draw:style-name="gr6" draw:text-style-name="P1" draw:layer="layout" svg:x1="2.3cm" svg:y1="9.9cm" svg:x2="5.4cm" svg:y2="12.6cm">
            <text:p/>
          </draw:line>
          <draw:line draw:style-name="gr6" draw:text-style-name="P1" draw:layer="layout" svg:x1="5.4cm" svg:y1="9.8cm" svg:x2="2.5cm" svg:y2="12.7cm">
            <text:p/>
          </draw:line>
          <draw:frame draw:style-name="gr7" draw:text-style-name="P2" draw:layer="layout" svg:width="2cm" svg:height="0.8cm" svg:x="3.6cm" svg:y="8.3cm">
            <draw:text-box>
              <text:p text:style-name="P2"><text:span text:style-name="T1">Θ</text:span><text:span text:style-name="T2"> = 0</text:span></text:p>
            </draw:text-box>
          </draw:frame>
          <draw:frame draw:style-name="gr8" draw:text-style-name="P2" draw:layer="layout" svg:width="2.3cm" svg:height="0.747cm" svg:x="5.3cm" svg:y="9.2cm">
            <draw:text-box>
              <text:p text:style-name="P2"><text:span text:style-name="T1">Θ</text:span><text:span text:style-name="T2"> = </text:span><text:span text:style-name="T1">π</text:span><text:span text:style-name="T2">/4</text:span></text:p>
            </draw:text-box>
          </draw:frame>
          <draw:frame draw:style-name="gr8" draw:text-style-name="P2" draw:layer="layout" svg:width="2.3cm" svg:height="0.747cm" svg:x="6.1cm" svg:y="10.9cm">
            <draw:text-box>
              <text:p text:style-name="P2"><text:span text:style-name="T1">Θ</text:span><text:span text:style-name="T2"> = </text:span><text:span text:style-name="T1">π</text:span><text:span text:style-name="T2">/2</text:span></text:p>
            </draw:text-box>
          </draw:frame>
        </draw:g>
        <draw:frame draw:style-name="gr7" draw:text-style-name="P2" draw:layer="layout" svg:width="2.5cm" svg:height="0.8cm" svg:x="17.5cm" svg:y="1.7cm">
          <draw:text-box>
            <text:p text:style-name="P2"><text:span text:style-name="T3">black_arc</text:span></text:p>
          </draw:text-box>
        </draw:frame>
        <draw:line draw:style-name="gr9" draw:text-style-name="P1" draw:layer="layout" svg:x1="18.7cm" svg:y1="2.5cm" svg:x2="17cm" svg:y2="3.6cm">
          <text:p/>
        </draw:line>
        <draw:g>
          <draw:line draw:style-name="gr10" draw:text-style-name="P1" draw:layer="layout" svg:x1="13.104cm" svg:y1="13.3cm" svg:x2="13.104cm" svg:y2="9.3cm">
            <text:p/>
          </draw:line>
          <draw:line draw:style-name="gr11" draw:text-style-name="P1" draw:layer="layout" svg:x1="13.1cm" svg:y1="8.3cm" svg:x2="13.1cm" svg:y2="9.3cm">
            <text:p/>
          </draw:line>
          <draw:line draw:style-name="gr10" draw:text-style-name="P1" draw:layer="layout" svg:x1="13.1cm" svg:y1="13.3cm" svg:x2="15.1cm" svg:y2="11.3cm">
            <text:p/>
          </draw:line>
          <draw:line draw:style-name="gr10" draw:text-style-name="P1" draw:layer="layout" svg:x1="17.1cm" svg:y1="13.3cm" svg:x2="13.1cm" svg:y2="13.3cm">
            <text:p/>
          </draw:line>
          <draw:line draw:style-name="gr11" draw:text-style-name="P1" draw:layer="layout" svg:x1="18.1cm" svg:y1="13.3cm" svg:x2="17.1cm" svg:y2="13.3cm">
            <text:p/>
          </draw:line>
          <draw:line draw:style-name="gr11" draw:text-style-name="P1" draw:layer="layout" svg:x1="15.1cm" svg:y1="11.3cm" svg:x2="17.1cm" svg:y2="9.3cm">
            <text:p/>
          </draw:line>
          <draw:line draw:style-name="gr12" draw:text-style-name="P1" draw:layer="layout" svg:x1="12.7cm" svg:y1="9.3cm" svg:x2="12.7cm" svg:y2="12.4cm">
            <text:p/>
          </draw:line>
          <draw:line draw:style-name="gr12" draw:text-style-name="P1" draw:layer="layout" svg:x1="16.3cm" svg:y1="9.5cm" svg:x2="14.3cm" svg:y2="11.5cm">
            <text:p/>
          </draw:line>
          <draw:line draw:style-name="gr12" draw:text-style-name="P1" draw:layer="layout" svg:x1="17.1cm" svg:y1="13cm" svg:x2="14.1cm" svg:y2="13cm">
            <text:p/>
          </draw:line>
          <draw:frame draw:style-name="gr7" draw:text-style-name="P2" draw:layer="layout" svg:width="2.1cm" svg:height="0.8cm" svg:x="9.5cm" svg:y="7cm">
            <draw:text-box draw:corner-radius="7.3cm">
              <text:p text:style-name="P2"><text:span text:style-name="T3">weight</text:span></text:p>
            </draw:text-box>
          </draw:frame>
          <draw:line draw:style-name="gr9" draw:text-style-name="P1" draw:layer="layout" svg:x1="10.6cm" svg:y1="7.7cm" svg:x2="12.8cm" svg:y2="8.8cm">
            <text:p/>
          </draw:line>
          <draw:frame draw:style-name="gr13" draw:text-style-name="P1" draw:layer="layout" svg:width="1.376cm" svg:height="1.19cm" svg:x="14.324cm" svg:y="9.2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13" draw:text-style-name="P1" draw:layer="layout" svg:width="1.376cm" svg:height="1.19cm" svg:x="15.6cm" svg:y="11.81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13" draw:text-style-name="P1" draw:layer="layout" svg:width="1.376cm" svg:height="1.19cm" svg:x="11.324cm" svg:y="9.9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13" draw:text-style-name="P1" draw:layer="layout" svg:width="2.924cm" svg:height="1.354cm" svg:x="13cm" svg:y="14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frame draw:style-name="gr14" draw:text-style-name="P3" draw:layer="layout" svg:width="9cm" svg:height="1.3cm" svg:x="2cm" svg:y="1cm">
          <draw:text-box>
            <text:p text:style-name="P3"><text:span text:style-name="T4">Function search(radius, black_arc)</text:span></text:p>
          </draw:text-box>
        </draw:frame>
        <draw:frame draw:style-name="gr15" draw:text-style-name="P4" draw:layer="layout" svg:width="17.1cm" svg:height="4.3cm" svg:x="2cm" svg:y="16cm">
          <draw:text-box>
            <text:p text:style-name="P4"><text:span text:style-name="T3">The root need to stay inside the green area. This is a disc represented by rays.When the area move, points are out from the green area. The vector </text:span><text:span text:style-name="T5">r</text:span><text:span text:style-name="T3"> will move the root with the right speed to put this inside the green area again.</text:span></text:p>
            <text:p text:style-name="P4"><text:span text:style-name="T3"/></text:p>
            <text:p text:style-name="P4"><text:span text:style-name="T3">Le nœud doit se maintenir dans la partition. Celui-ci est représenté par un disque composé de plusieurs rayons. Le vecteur </text:span><text:span text:style-name="T5">r</text:span><text:span text:style-name="T3"> déplace alors le nœud avec une vitesse correcte pour l'insérer totalement dans la partitio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adornments="Book" style:font-family-generic="swis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0T20:41:06.232159781</meta:creation-date>
    <dc:date>2015-08-11T09:52:10.551368636</dc:date>
    <meta:editing-duration>PT1H7M44S</meta:editing-duration>
    <meta:editing-cycles>8</meta:editing-cycles>
    <meta:generator>LibreOffice/4.3.3.2$Linux_x86 LibreOffice_project/430m0$Build-2</meta:generator>
    <meta:document-statistic meta:object-count="36"/>
  </office:meta>
</office:document-meta>
</file>

<file path=Object 1/content.xml><?xml version="1.0" encoding="utf-8"?>
<math xmlns="http://www.w3.org/1998/Math/MathML" display="block">
  <semantics>
    <mover accent="true">
      <msub>
        <mi>r</mi>
        <mn>1</mn>
      </msub>
      <mo stretchy="false">⃗</mo>
    </mover>
    <annotation encoding="StarMath 5.0">vec r_1</annotation>
  </semantics>
</math>
</file>

<file path=Object 2/content.xml><?xml version="1.0" encoding="utf-8"?>
<math xmlns="http://www.w3.org/1998/Math/MathML" display="block">
  <semantics>
    <mover accent="true">
      <msub>
        <mi>r</mi>
        <mn>2</mn>
      </msub>
      <mo stretchy="false">⃗</mo>
    </mover>
    <annotation encoding="StarMath 5.0">vec r_2</annotation>
  </semantics>
</math>
</file>

<file path=Object 3/content.xml><?xml version="1.0" encoding="utf-8"?>
<math xmlns="http://www.w3.org/1998/Math/MathML" display="block">
  <semantics>
    <mover accent="true">
      <msub>
        <mi>r</mi>
        <mn>0</mn>
      </msub>
      <mo stretchy="false">⃗</mo>
    </mover>
    <annotation encoding="StarMath 5.0">vec r_0
</annotation>
  </semantics>
</math>
</file>

<file path=Object 4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 stretchy="false">∑</mo>
        <mover accent="true">
          <msub>
            <mi>r</mi>
            <mi>i</mi>
          </msub>
          <mo stretchy="false">⃗</mo>
        </mover>
      </mrow>
    </mrow>
    <annotation encoding="StarMath 5.0">vec r = sum vec r_i</annotation>
  </semantics>
</math>
</file>